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[c]</text:p>
          </table:table-cell>
          <table:table-cell office:value-type="string" calcext:value-type="string">
            <text:p>f(a)*f[c]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f(x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8" calcext:value-type="float">
            <text:p>1,8</text:p>
          </table:table-cell>
          <table:table-cell table:formula="of:=([.B2]+[.C2])/2" office:value-type="float" office:value="1.6" calcext:value-type="float">
            <text:p>1,6</text:p>
          </table:table-cell>
          <table:table-cell table:formula="of:=(2*COS(5*[.B2])/3)-([.B2]/6)+(1/3)" office:value-type="float" office:value="0.602601502895536" calcext:value-type="float">
            <text:p>0,602601502895536</text:p>
          </table:table-cell>
          <table:table-cell table:formula="of:=(2*COS(5*[.D2])/3)-([.D2]/6)+(1/3)" office:value-type="float" office:value="-0.030333355872409" calcext:value-type="float">
            <text:p>-0,030333355872409</text:p>
          </table:table-cell>
          <table:table-cell table:formula="of:=[.E2]*[.F2]" office:value-type="float" office:value="-0.0182789258365788" calcext:value-type="float">
            <text:p>-0,018278925836579</text:p>
          </table:table-cell>
          <table:table-cell table:formula="of:=[.D2]" office:value-type="float" office:value="1.6" calcext:value-type="float">
            <text:p>1,6</text:p>
          </table:table-cell>
          <table:table-cell table:formula="of:=(2*COS(5*[.H2])/3)-([.H2]/6)+(1/3)" office:value-type="float" office:value="-0.030333355872409" calcext:value-type="float">
            <text:p>-0,030333355872409</text:p>
          </table:table-cell>
          <table:table-cell table:number-columns-repeated="1015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IF([.G2] &gt; 0; [.D2];  [.B2])" office:value-type="float" office:value="1.4" calcext:value-type="float">
            <text:p>1,4</text:p>
          </table:table-cell>
          <table:table-cell table:formula="of:=IF([.G2] &lt; 0; [.D2]; [.C2])" office:value-type="float" office:value="1.6" calcext:value-type="float">
            <text:p>1,6</text:p>
          </table:table-cell>
          <table:table-cell table:formula="of:=([.B3]+[.C3])/2" office:value-type="float" office:value="1.5" calcext:value-type="float">
            <text:p>1,5</text:p>
          </table:table-cell>
          <table:table-cell table:formula="of:=(2*COS(5*[.B3])/3)-([.B3]/6)+(1/3)" office:value-type="float" office:value="0.602601502895536" calcext:value-type="float">
            <text:p>0,602601502895536</text:p>
          </table:table-cell>
          <table:table-cell table:formula="of:=(2*COS(5*[.D3])/3)-([.D3]/6)+(1/3)" office:value-type="float" office:value="0.31442354522335" calcext:value-type="float">
            <text:p>0,31442354522335</text:p>
          </table:table-cell>
          <table:table-cell table:formula="of:=[.E3]*[.F3]" office:value-type="float" office:value="0.189472100897334" calcext:value-type="float">
            <text:p>0,189472100897334</text:p>
          </table:table-cell>
          <table:table-cell table:formula="of:=[.D3]" office:value-type="float" office:value="1.5" calcext:value-type="float">
            <text:p>1,5</text:p>
          </table:table-cell>
          <table:table-cell table:formula="of:=(2*COS(5*[.H3])/3)-([.H3]/6)+(1/3)" office:value-type="float" office:value="0.31442354522335" calcext:value-type="float">
            <text:p>0,31442354522335</text:p>
          </table:table-cell>
          <table:table-cell table:number-columns-repeated="101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F([.G3] &gt; 0; [.D3];  [.B3])" office:value-type="float" office:value="1.5" calcext:value-type="float">
            <text:p>1,5</text:p>
          </table:table-cell>
          <table:table-cell table:formula="of:=IF([.G3] &lt; 0; [.D3]; [.C3])" office:value-type="float" office:value="1.6" calcext:value-type="float">
            <text:p>1,6</text:p>
          </table:table-cell>
          <table:table-cell table:formula="of:=([.B4]+[.C4])/2" office:value-type="float" office:value="1.55" calcext:value-type="float">
            <text:p>1,55</text:p>
          </table:table-cell>
          <table:table-cell table:formula="of:=(2*COS(5*[.B4])/3)-([.B4]/6)+(1/3)" office:value-type="float" office:value="0.31442354522335" calcext:value-type="float">
            <text:p>0,31442354522335</text:p>
          </table:table-cell>
          <table:table-cell table:formula="of:=(2*COS(5*[.D4])/3)-([.D4]/6)+(1/3)" office:value-type="float" office:value="0.144196238146169" calcext:value-type="float">
            <text:p>0,144196238146169</text:p>
          </table:table-cell>
          <table:table-cell table:formula="of:=[.E4]*[.F4]" office:value-type="float" office:value="0.0453386924057889" calcext:value-type="float">
            <text:p>0,045338692405789</text:p>
          </table:table-cell>
          <table:table-cell table:formula="of:=[.D4]" office:value-type="float" office:value="1.55" calcext:value-type="float">
            <text:p>1,55</text:p>
          </table:table-cell>
          <table:table-cell table:formula="of:=(2*COS(5*[.H4])/3)-([.H4]/6)+(1/3)" office:value-type="float" office:value="0.144196238146169" calcext:value-type="float">
            <text:p>0,144196238146169</text:p>
          </table:table-cell>
          <table:table-cell table:number-columns-repeated="1015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F([.G4] &gt; 0; [.D4];  [.B4])" office:value-type="float" office:value="1.55" calcext:value-type="float">
            <text:p>1,55</text:p>
          </table:table-cell>
          <table:table-cell table:formula="of:=IF([.G4] &lt; 0; [.D4]; [.C4])" office:value-type="float" office:value="1.6" calcext:value-type="float">
            <text:p>1,6</text:p>
          </table:table-cell>
          <table:table-cell table:formula="of:=([.B5]+[.C5])/2" office:value-type="float" office:value="1.575" calcext:value-type="float">
            <text:p>1,575</text:p>
          </table:table-cell>
          <table:table-cell table:formula="of:=(2*COS(5*[.B5])/3)-([.B5]/6)+(1/3)" office:value-type="float" office:value="0.144196238146169" calcext:value-type="float">
            <text:p>0,144196238146169</text:p>
          </table:table-cell>
          <table:table-cell table:formula="of:=(2*COS(5*[.D5])/3)-([.D5]/6)+(1/3)" office:value-type="float" office:value="0.0568221209957004" calcext:value-type="float">
            <text:p>0,056822120995701</text:p>
          </table:table-cell>
          <table:table-cell table:formula="of:=[.E5]*[.F5]" office:value-type="float" office:value="0.00819353609106643" calcext:value-type="float">
            <text:p>0,008193536091066</text:p>
          </table:table-cell>
          <table:table-cell table:formula="of:=[.D5]" office:value-type="float" office:value="1.575" calcext:value-type="float">
            <text:p>1,575</text:p>
          </table:table-cell>
          <table:table-cell table:formula="of:=(2*COS(5*[.H5])/3)-([.H5]/6)+(1/3)" office:value-type="float" office:value="0.0568221209957004" calcext:value-type="float">
            <text:p>0,056822120995701</text:p>
          </table:table-cell>
          <table:table-cell table:number-columns-repeated="101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F([.G5] &gt; 0; [.D5];  [.B5])" office:value-type="float" office:value="1.575" calcext:value-type="float">
            <text:p>1,575</text:p>
          </table:table-cell>
          <table:table-cell table:formula="of:=IF([.G5] &lt; 0; [.D5]; [.C5])" office:value-type="float" office:value="1.6" calcext:value-type="float">
            <text:p>1,6</text:p>
          </table:table-cell>
          <table:table-cell table:formula="of:=([.B6]+[.C6])/2" office:value-type="float" office:value="1.5875" calcext:value-type="float">
            <text:p>1,5875</text:p>
          </table:table-cell>
          <table:table-cell table:formula="of:=(2*COS(5*[.B6])/3)-([.B6]/6)+(1/3)" office:value-type="float" office:value="0.0568221209957004" calcext:value-type="float">
            <text:p>0,056822120995701</text:p>
          </table:table-cell>
          <table:table-cell table:formula="of:=(2*COS(5*[.D6])/3)-([.D6]/6)+(1/3)" office:value-type="float" office:value="0.0131357964242412" calcext:value-type="float">
            <text:p>0,013135796424241</text:p>
          </table:table-cell>
          <table:table-cell table:formula="of:=[.E6]*[.F6]" office:value-type="float" office:value="0.000746403813793124" calcext:value-type="float">
            <text:p>0,000746403813793</text:p>
          </table:table-cell>
          <table:table-cell table:formula="of:=[.D6]" office:value-type="float" office:value="1.5875" calcext:value-type="float">
            <text:p>1,5875</text:p>
          </table:table-cell>
          <table:table-cell table:formula="of:=(2*COS(5*[.H6])/3)-([.H6]/6)+(1/3)" office:value-type="float" office:value="0.0131357964242412" calcext:value-type="float">
            <text:p>0,013135796424241</text:p>
          </table:table-cell>
          <table:table-cell table:number-columns-repeated="1015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F([.G6] &gt; 0; [.D6];  [.B6])" office:value-type="float" office:value="1.5875" calcext:value-type="float">
            <text:p>1,5875</text:p>
          </table:table-cell>
          <table:table-cell table:formula="of:=IF([.G6] &lt; 0; [.D6]; [.C6])" office:value-type="float" office:value="1.6" calcext:value-type="float">
            <text:p>1,6</text:p>
          </table:table-cell>
          <table:table-cell table:formula="of:=([.B7]+[.C7])/2" office:value-type="float" office:value="1.59375" calcext:value-type="float">
            <text:p>1,59375</text:p>
          </table:table-cell>
          <table:table-cell table:formula="of:=(2*COS(5*[.B7])/3)-([.B7]/6)+(1/3)" office:value-type="float" office:value="0.0131357964242412" calcext:value-type="float">
            <text:p>0,013135796424241</text:p>
          </table:table-cell>
          <table:table-cell table:formula="of:=(2*COS(5*[.D7])/3)-([.D7]/6)+(1/3)" office:value-type="float" office:value="-0.00863605422351571" calcext:value-type="float">
            <text:p>-0,008636054223516</text:p>
          </table:table-cell>
          <table:table-cell table:formula="of:=[.E7]*[.F7]" office:value-type="float" office:value="-0.000113441450188811" calcext:value-type="float">
            <text:p>-0,000113441450189</text:p>
          </table:table-cell>
          <table:table-cell table:formula="of:=[.D7]" office:value-type="float" office:value="1.59375" calcext:value-type="float">
            <text:p>1,59375</text:p>
          </table:table-cell>
          <table:table-cell table:formula="of:=(2*COS(5*[.H7])/3)-([.H7]/6)+(1/3)" office:value-type="float" office:value="-0.00863605422351571" calcext:value-type="float">
            <text:p>-0,008636054223516</text:p>
          </table:table-cell>
          <table:table-cell table:number-columns-repeated="101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F([.G7] &gt; 0; [.D7];  [.B7])" office:value-type="float" office:value="1.5875" calcext:value-type="float">
            <text:p>1,5875</text:p>
          </table:table-cell>
          <table:table-cell table:formula="of:=IF([.G7] &lt; 0; [.D7]; [.C7])" office:value-type="float" office:value="1.59375" calcext:value-type="float">
            <text:p>1,59375</text:p>
          </table:table-cell>
          <table:table-cell table:formula="of:=([.B8]+[.C8])/2" office:value-type="float" office:value="1.590625" calcext:value-type="float">
            <text:p>1,590625</text:p>
          </table:table-cell>
          <table:table-cell table:formula="of:=(2*COS(5*[.B8])/3)-([.B8]/6)+(1/3)" office:value-type="float" office:value="0.0131357964242412" calcext:value-type="float">
            <text:p>0,013135796424241</text:p>
          </table:table-cell>
          <table:table-cell table:formula="of:=(2*COS(5*[.D8])/3)-([.D8]/6)+(1/3)" office:value-type="float" office:value="0.00224181616774605" calcext:value-type="float">
            <text:p>0,002241816167746</text:p>
          </table:table-cell>
          <table:table-cell table:formula="of:=[.E8]*[.F8]" office:value-type="float" office:value="0.0000294480408000847" calcext:value-type="float">
            <text:p>2,94480408000847E-05</text:p>
          </table:table-cell>
          <table:table-cell table:formula="of:=[.D8]" office:value-type="float" office:value="1.590625" calcext:value-type="float">
            <text:p>1,590625</text:p>
          </table:table-cell>
          <table:table-cell table:formula="of:=(2*COS(5*[.H8])/3)-([.H8]/6)+(1/3)" office:value-type="float" office:value="0.00224181616774605" calcext:value-type="float">
            <text:p>0,002241816167746</text:p>
          </table:table-cell>
          <table:table-cell table:number-columns-repeated="101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F([.G8] &gt; 0; [.D8];  [.B8])" office:value-type="float" office:value="1.590625" calcext:value-type="float">
            <text:p>1,590625</text:p>
          </table:table-cell>
          <table:table-cell table:formula="of:=IF([.G8] &lt; 0; [.D8]; [.C8])" office:value-type="float" office:value="1.59375" calcext:value-type="float">
            <text:p>1,59375</text:p>
          </table:table-cell>
          <table:table-cell table:formula="of:=([.B9]+[.C9])/2" office:value-type="float" office:value="1.5921875" calcext:value-type="float">
            <text:p>1,5921875</text:p>
          </table:table-cell>
          <table:table-cell table:formula="of:=(2*COS(5*[.B9])/3)-([.B9]/6)+(1/3)" office:value-type="float" office:value="0.00224181616774605" calcext:value-type="float">
            <text:p>0,002241816167746</text:p>
          </table:table-cell>
          <table:table-cell table:formula="of:=(2*COS(5*[.D9])/3)-([.D9]/6)+(1/3)" office:value-type="float" office:value="-0.00319929089308579" calcext:value-type="float">
            <text:p>-0,003199290893086</text:p>
          </table:table-cell>
          <table:table-cell table:formula="of:=[.E9]*[.F9]" office:value-type="float" office:value="-0.00000717222204944242" calcext:value-type="float">
            <text:p>-7,17222204944242E-06</text:p>
          </table:table-cell>
          <table:table-cell table:formula="of:=[.D9]" office:value-type="float" office:value="1.5921875" calcext:value-type="float">
            <text:p>1,5921875</text:p>
          </table:table-cell>
          <table:table-cell table:formula="of:=(2*COS(5*[.H9])/3)-([.H9]/6)+(1/3)" office:value-type="float" office:value="-0.00319929089308579" calcext:value-type="float">
            <text:p>-0,003199290893086</text:p>
          </table:table-cell>
          <table:table-cell table:number-columns-repeated="101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F([.G9] &gt; 0; [.D9];  [.B9])" office:value-type="float" office:value="1.590625" calcext:value-type="float">
            <text:p>1,590625</text:p>
          </table:table-cell>
          <table:table-cell table:formula="of:=IF([.G9] &lt; 0; [.D9]; [.C9])" office:value-type="float" office:value="1.5921875" calcext:value-type="float">
            <text:p>1,5921875</text:p>
          </table:table-cell>
          <table:table-cell table:formula="of:=([.B10]+[.C10])/2" office:value-type="float" office:value="1.59140625" calcext:value-type="float">
            <text:p>1,59140625</text:p>
          </table:table-cell>
          <table:table-cell table:formula="of:=(2*COS(5*[.B10])/3)-([.B10]/6)+(1/3)" office:value-type="float" office:value="0.00224181616774605" calcext:value-type="float">
            <text:p>0,002241816167746</text:p>
          </table:table-cell>
          <table:table-cell table:formula="of:=(2*COS(5*[.D10])/3)-([.D10]/6)+(1/3)" office:value-type="float" office:value="-0.000479260572293139" calcext:value-type="float">
            <text:p>-0,000479260572293</text:p>
          </table:table-cell>
          <table:table-cell table:formula="of:=[.E10]*[.F10]" office:value-type="float" office:value="-0.00000107441409952998" calcext:value-type="float">
            <text:p>-1,07441409952998E-06</text:p>
          </table:table-cell>
          <table:table-cell table:formula="of:=[.D10]" office:value-type="float" office:value="1.59140625" calcext:value-type="float">
            <text:p>1,59140625</text:p>
          </table:table-cell>
          <table:table-cell table:formula="of:=(2*COS(5*[.H10])/3)-([.H10]/6)+(1/3)" office:value-type="float" office:value="-0.000479260572293139" calcext:value-type="float">
            <text:p>-0,000479260572293</text:p>
          </table:table-cell>
          <table:table-cell table:number-columns-repeated="101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F([.G10] &gt; 0; [.D10];  [.B10])" office:value-type="float" office:value="1.590625" calcext:value-type="float">
            <text:p>1,590625</text:p>
          </table:table-cell>
          <table:table-cell table:formula="of:=IF([.G10] &lt; 0; [.D10]; [.C10])" office:value-type="float" office:value="1.59140625" calcext:value-type="float">
            <text:p>1,59140625</text:p>
          </table:table-cell>
          <table:table-cell table:formula="of:=([.B11]+[.C11])/2" office:value-type="float" office:value="1.591015625" calcext:value-type="float">
            <text:p>1,591015625</text:p>
          </table:table-cell>
          <table:table-cell table:formula="of:=(2*COS(5*[.B11])/3)-([.B11]/6)+(1/3)" office:value-type="float" office:value="0.00224181616774605" calcext:value-type="float">
            <text:p>0,002241816167746</text:p>
          </table:table-cell>
          <table:table-cell table:formula="of:=(2*COS(5*[.D11])/3)-([.D11]/6)+(1/3)" office:value-type="float" office:value="0.000881149465794484" calcext:value-type="float">
            <text:p>0,000881149465794</text:p>
          </table:table-cell>
          <table:table-cell table:formula="of:=[.E11]*[.F11]" office:value-type="float" office:value="0.00000197537511861887" calcext:value-type="float">
            <text:p>1,97537511861887E-06</text:p>
          </table:table-cell>
          <table:table-cell table:formula="of:=[.D11]" office:value-type="float" office:value="1.591015625" calcext:value-type="float">
            <text:p>1,591015625</text:p>
          </table:table-cell>
          <table:table-cell table:formula="of:=(2*COS(5*[.H11])/3)-([.H11]/6)+(1/3)" office:value-type="float" office:value="0.000881149465794484" calcext:value-type="float">
            <text:p>0,000881149465794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F([.G11] &gt; 0; [.D11];  [.B11])" office:value-type="float" office:value="1.591015625" calcext:value-type="float">
            <text:p>1,591015625</text:p>
          </table:table-cell>
          <table:table-cell table:formula="of:=IF([.G11] &lt; 0; [.D11]; [.C11])" office:value-type="float" office:value="1.59140625" calcext:value-type="float">
            <text:p>1,59140625</text:p>
          </table:table-cell>
          <table:table-cell table:formula="of:=([.B12]+[.C12])/2" office:value-type="float" office:value="1.5912109375" calcext:value-type="float">
            <text:p>1,5912109375</text:p>
          </table:table-cell>
          <table:table-cell table:formula="of:=(2*COS(5*[.B12])/3)-([.B12]/6)+(1/3)" office:value-type="float" office:value="0.000881149465794484" calcext:value-type="float">
            <text:p>0,000881149465794</text:p>
          </table:table-cell>
          <table:table-cell table:formula="of:=(2*COS(5*[.D12])/3)-([.D12]/6)+(1/3)" office:value-type="float" office:value="0.000200912054920677" calcext:value-type="float">
            <text:p>0,000200912054921</text:p>
          </table:table-cell>
          <table:table-cell table:formula="of:=[.E12]*[.F12]" office:value-type="float" office:value="0.000000177033549865026" calcext:value-type="float">
            <text:p>1,77033549865026E-07</text:p>
          </table:table-cell>
          <table:table-cell table:formula="of:=[.D12]" office:value-type="float" office:value="1.5912109375" calcext:value-type="float">
            <text:p>1,5912109375</text:p>
          </table:table-cell>
          <table:table-cell table:formula="of:=(2*COS(5*[.H12])/3)-([.H12]/6)+(1/3)" office:value-type="float" office:value="0.000200912054920677" calcext:value-type="float">
            <text:p>0,000200912054921</text:p>
          </table:table-cell>
          <table:table-cell table:number-columns-repeated="101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F([.G12] &gt; 0; [.D12];  [.B12])" office:value-type="float" office:value="1.5912109375" calcext:value-type="float">
            <text:p>1,5912109375</text:p>
          </table:table-cell>
          <table:table-cell table:formula="of:=IF([.G12] &lt; 0; [.D12]; [.C12])" office:value-type="float" office:value="1.59140625" calcext:value-type="float">
            <text:p>1,59140625</text:p>
          </table:table-cell>
          <table:table-cell table:formula="of:=([.B13]+[.C13])/2" office:value-type="float" office:value="1.59130859375" calcext:value-type="float">
            <text:p>1,59130859375</text:p>
          </table:table-cell>
          <table:table-cell table:formula="of:=(2*COS(5*[.B13])/3)-([.B13]/6)+(1/3)" office:value-type="float" office:value="0.000200912054920677" calcext:value-type="float">
            <text:p>0,000200912054921</text:p>
          </table:table-cell>
          <table:table-cell table:formula="of:=(2*COS(5*[.D13])/3)-([.D13]/6)+(1/3)" office:value-type="float" office:value="-0.000139182395246296" calcext:value-type="float">
            <text:p>-0,000139182395246</text:p>
          </table:table-cell>
          <table:table-cell table:formula="of:=[.E13]*[.F13]" office:value-type="float" office:value="-0.0000000279634210377151" calcext:value-type="float">
            <text:p>-2,79634210377151E-08</text:p>
          </table:table-cell>
          <table:table-cell table:formula="of:=[.D13]" office:value-type="float" office:value="1.59130859375" calcext:value-type="float">
            <text:p>1,59130859375</text:p>
          </table:table-cell>
          <table:table-cell table:formula="of:=(2*COS(5*[.H13])/3)-([.H13]/6)+(1/3)" office:value-type="float" office:value="-0.000139182395246296" calcext:value-type="float">
            <text:p>-0,000139182395246</text:p>
          </table:table-cell>
          <table:table-cell table:number-columns-repeated="101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F([.G13] &gt; 0; [.D13];  [.B13])" office:value-type="float" office:value="1.5912109375" calcext:value-type="float">
            <text:p>1,5912109375</text:p>
          </table:table-cell>
          <table:table-cell table:formula="of:=IF([.G13] &lt; 0; [.D13]; [.C13])" office:value-type="float" office:value="1.59130859375" calcext:value-type="float">
            <text:p>1,59130859375</text:p>
          </table:table-cell>
          <table:table-cell table:formula="of:=([.B14]+[.C14])/2" office:value-type="float" office:value="1.591259765625" calcext:value-type="float">
            <text:p>1,591259765625</text:p>
          </table:table-cell>
          <table:table-cell table:formula="of:=(2*COS(5*[.B14])/3)-([.B14]/6)+(1/3)" office:value-type="float" office:value="0.000200912054920677" calcext:value-type="float">
            <text:p>0,000200912054921</text:p>
          </table:table-cell>
          <table:table-cell table:formula="of:=(2*COS(5*[.D14])/3)-([.D14]/6)+(1/3)" office:value-type="float" office:value="0.00003086280052228" calcext:value-type="float">
            <text:p>3,086280052228E-05</text:p>
          </table:table-cell>
          <table:table-cell table:formula="of:=[.E14]*[.F14]" office:value-type="float" office:value="0.0000000062007086735382" calcext:value-type="float">
            <text:p>6,2007086735382E-09</text:p>
          </table:table-cell>
          <table:table-cell table:formula="of:=[.D14]" office:value-type="float" office:value="1.591259765625" calcext:value-type="float">
            <text:p>1,591259765625</text:p>
          </table:table-cell>
          <table:table-cell table:formula="of:=(2*COS(5*[.H14])/3)-([.H14]/6)+(1/3)" office:value-type="float" office:value="0.00003086280052228" calcext:value-type="float">
            <text:p>3,086280052228E-05</text:p>
          </table:table-cell>
          <table:table-cell table:number-columns-repeated="101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F([.G14] &gt; 0; [.D14];  [.B14])" office:value-type="float" office:value="1.591259765625" calcext:value-type="float">
            <text:p>1,591259765625</text:p>
          </table:table-cell>
          <table:table-cell table:formula="of:=IF([.G14] &lt; 0; [.D14]; [.C14])" office:value-type="float" office:value="1.59130859375" calcext:value-type="float">
            <text:p>1,59130859375</text:p>
          </table:table-cell>
          <table:table-cell table:formula="of:=([.B15]+[.C15])/2" office:value-type="float" office:value="1.5912841796875" calcext:value-type="float">
            <text:p>1,5912841796875</text:p>
          </table:table-cell>
          <table:table-cell table:formula="of:=(2*COS(5*[.B15])/3)-([.B15]/6)+(1/3)" office:value-type="float" office:value="0.00003086280052228" calcext:value-type="float">
            <text:p>3,086280052228E-05</text:p>
          </table:table-cell>
          <table:table-cell table:formula="of:=(2*COS(5*[.D15])/3)-([.D15]/6)+(1/3)" office:value-type="float" office:value="-0.0000541603052938711" calcext:value-type="float">
            <text:p>-5,41603052938711E-05</text:p>
          </table:table-cell>
          <table:table-cell table:formula="of:=[.E15]*[.F15]" office:value-type="float" office:value="-0.00000000167153869851053" calcext:value-type="float">
            <text:p>-1,67153869851053E-09</text:p>
          </table:table-cell>
          <table:table-cell table:formula="of:=[.D15]" office:value-type="float" office:value="1.5912841796875" calcext:value-type="float">
            <text:p>1,5912841796875</text:p>
          </table:table-cell>
          <table:table-cell table:formula="of:=(2*COS(5*[.H15])/3)-([.H15]/6)+(1/3)" office:value-type="float" office:value="-0.0000541603052938711" calcext:value-type="float">
            <text:p>-5,41603052938711E-05</text:p>
          </table:table-cell>
          <table:table-cell table:number-columns-repeated="101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F([.G15] &gt; 0; [.D15];  [.B15])" office:value-type="float" office:value="1.591259765625" calcext:value-type="float">
            <text:p>1,591259765625</text:p>
          </table:table-cell>
          <table:table-cell table:formula="of:=IF([.G15] &lt; 0; [.D15]; [.C15])" office:value-type="float" office:value="1.5912841796875" calcext:value-type="float">
            <text:p>1,5912841796875</text:p>
          </table:table-cell>
          <table:table-cell table:formula="of:=([.B16]+[.C16])/2" office:value-type="float" office:value="1.59127197265625" calcext:value-type="float">
            <text:p>1,59127197265625</text:p>
          </table:table-cell>
          <table:table-cell table:formula="of:=(2*COS(5*[.B16])/3)-([.B16]/6)+(1/3)" office:value-type="float" office:value="0.00003086280052228" calcext:value-type="float">
            <text:p>3,086280052228E-05</text:p>
          </table:table-cell>
          <table:table-cell table:formula="of:=(2*COS(5*[.D16])/3)-([.D16]/6)+(1/3)" office:value-type="float" office:value="-0.0000116488792934466" calcext:value-type="float">
            <text:p>-1,16488792934466E-05</text:p>
          </table:table-cell>
          <table:table-cell table:formula="of:=[.E16]*[.F16]" office:value-type="float" office:value="-0.00000000035951703794176" calcext:value-type="float">
            <text:p>-3,5951703794176E-10</text:p>
          </table:table-cell>
          <table:table-cell table:formula="of:=[.D16]" office:value-type="float" office:value="1.59127197265625" calcext:value-type="float">
            <text:p>1,59127197265625</text:p>
          </table:table-cell>
          <table:table-cell table:formula="of:=(2*COS(5*[.H16])/3)-([.H16]/6)+(1/3)" office:value-type="float" office:value="-0.0000116488792934466" calcext:value-type="float">
            <text:p>-1,16488792934466E-0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“</text:p>
          </table:table-cell>
          <table:table-cell office:value-type="string" calcext:value-type="string">
            <text:p>f“(a)*f““(a)</text:p>
          </table:table-cell>
          <table:table-cell office:value-type="string" calcext:value-type="string">
            <text:p>f(a)</text:p>
          </table:table-cell>
          <table:table-cell office:value-type="string" calcext:value-type="string">
            <text:p>f(b)</text:p>
          </table:table-cell>
          <table:table-cell office:value-type="string" calcext:value-type="string">
            <text:p>f“(a)</text:p>
          </table:table-cell>
          <table:table-cell office:value-type="string" calcext:value-type="string">
            <text:p>f“(b)</text:p>
          </table:table-cell>
          <table:table-cell office:value-type="string" calcext:value-type="string">
            <text:p>f““(a)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f(x)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8" calcext:value-type="float">
            <text:p>1,8</text:p>
          </table:table-cell>
          <table:table-cell table:formula="of:=[.B20]-[.H20]*(([.C20]-[.B20])/([.I20]-[.H20]))" office:value-type="float" office:value="1.60484659541004" calcext:value-type="float">
            <text:p>1,60484659541004</text:p>
          </table:table-cell>
          <table:table-cell table:formula="of:=IF([.G20]&gt;0; -1*[.H20]/[.J20]+[.B20]; [.C20]-([.I20]/[.K20]))" office:value-type="float" office:value="1.65570562609853" calcext:value-type="float">
            <text:p>1,65570562609853</text:p>
          </table:table-cell>
          <table:table-cell/>
          <table:table-cell table:formula="of:=[.J20]*[.L20]" office:value-type="float" office:value="29.6110439202556" calcext:value-type="float">
            <text:p>29,6110439202556</text:p>
          </table:table-cell>
          <table:table-cell table:formula="of:=(2*COS(5*[.B20])/3)-([.B20]/6)+(1/3)" office:value-type="float" office:value="0.602601502895536" calcext:value-type="float">
            <text:p>0,602601502895536</text:p>
          </table:table-cell>
          <table:table-cell table:formula="of:=(2*COS(5*[.C20])/3)-([.C20]/6)+(1/3)" office:value-type="float" office:value="-0.574086841256451" calcext:value-type="float">
            <text:p>-0,574086841256451</text:p>
          </table:table-cell>
          <table:table-cell table:formula="of:=(-10*SIN(5*[.B20])/3)-(1/6)" office:value-type="float" office:value="-2.3566219957293" calcext:value-type="float">
            <text:p>-2,3566219957293</text:p>
          </table:table-cell>
          <table:table-cell table:formula="of:=(-10*SIN(5*[.C20])/3)-(1/6)" office:value-type="float" office:value="-1.54039495080586" calcext:value-type="float">
            <text:p>-1,54039495080586</text:p>
          </table:table-cell>
          <table:table-cell table:formula="of:=(-50*COS(5*[.B20])/3)" office:value-type="float" office:value="-12.5650375723884" calcext:value-type="float">
            <text:p>-12,5650375723884</text:p>
          </table:table-cell>
          <table:table-cell table:formula="of:=([.B20]+[.C20])/2" office:value-type="float" office:value="1.6" calcext:value-type="float">
            <text:p>1,6</text:p>
          </table:table-cell>
          <table:table-cell table:formula="of:=(2*COS(5*[.M20])/3)-([.M20]/6)+(1/3)" office:value-type="float" office:value="-0.030333355872409" calcext:value-type="float">
            <text:p>-0,030333355872409</text:p>
          </table:table-cell>
          <table:table-cell table:number-columns-repeated="1010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table:formula="of:=IF([.G20]&gt;0; [.E20]; [.D20])" office:value-type="float" office:value="1.65570562609853" calcext:value-type="float">
            <text:p>1,65570562609853</text:p>
          </table:table-cell>
          <table:table-cell table:formula="of:=IF([.G20]&gt;0; [.D20]; [.E20])" office:value-type="float" office:value="1.60484659541004" calcext:value-type="float">
            <text:p>1,60484659541004</text:p>
          </table:table-cell>
          <table:table-cell table:formula="of:=[.B21]-[.H21]*(([.C21]-[.B21])/([.I21]-[.H21]))" office:value-type="float" office:value="1.59076792067489" calcext:value-type="float">
            <text:p>1,59076792067489</text:p>
          </table:table-cell>
          <table:table-cell table:formula="of:=IF([.G21]&gt;0; -1*[.H21]/[.J21]+[.B21]; [.C21]-([.I21]/[.K21]))" office:value-type="float" office:value="1.59120317043033" calcext:value-type="float">
            <text:p>1,59120317043033</text:p>
          </table:table-cell>
          <table:table-cell/>
          <table:table-cell table:formula="of:=[.J21]*[.L21]" office:value-type="float" office:value="-21.9964512472338" calcext:value-type="float">
            <text:p>-21,9964512472338</text:p>
          </table:table-cell>
          <table:table-cell table:formula="of:=(2*COS(5*[.B21])/3)-([.B21]/6)+(1/3)" office:value-type="float" office:value="-0.217222657763132" calcext:value-type="float">
            <text:p>-0,217222657763132</text:p>
          </table:table-cell>
          <table:table-cell table:formula="of:=(2*COS(5*[.C21])/3)-([.C21]/6)+(1/3)" office:value-type="float" office:value="-0.0470944749864646" calcext:value-type="float">
            <text:p>-0,047094474986465</text:p>
          </table:table-cell>
          <table:table-cell table:formula="of:=(-10*SIN(5*[.B21])/3)-(1/6)" office:value-type="float" office:value="-3.20408542724398" calcext:value-type="float">
            <text:p>-3,20408542724398</text:p>
          </table:table-cell>
          <table:table-cell table:formula="of:=(-10*SIN(5*[.C21])/3)-(1/6)" office:value-type="float" office:value="-3.45180737655564" calcext:value-type="float">
            <text:p>-3,45180737655564</text:p>
          </table:table-cell>
          <table:table-cell table:formula="of:=(-50*COS(5*[.B21])/3)" office:value-type="float" office:value="6.86512633533441" calcext:value-type="float">
            <text:p>6,86512633533441</text:p>
          </table:table-cell>
          <table:table-cell table:formula="of:=([.B21]+[.C21])/2" office:value-type="float" office:value="1.63027611075429" calcext:value-type="float">
            <text:p>1,63027611075429</text:p>
          </table:table-cell>
          <table:table-cell table:formula="of:=(2*COS(5*[.M21])/3)-([.M21]/6)+(1/3)" office:value-type="float" office:value="-0.133735553756604" calcext:value-type="float">
            <text:p>-0,133735553756604</text:p>
          </table:table-cell>
          <table:table-cell table:number-columns-repeated="1010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IF([.G21]&gt;0; [.E21]; [.D21])" office:value-type="float" office:value="1.59076792067489" calcext:value-type="float">
            <text:p>1,59076792067489</text:p>
          </table:table-cell>
          <table:table-cell table:formula="of:=IF([.G21]&gt;0; [.D21]; [.E21])" office:value-type="float" office:value="1.59120317043033" calcext:value-type="float">
            <text:p>1,59120317043033</text:p>
          </table:table-cell>
          <table:table-cell table:formula="of:=[.B22]-[.H22]*(([.C22]-[.B22])/([.I22]-[.H22]))" office:value-type="float" office:value="1.59126861978833" calcext:value-type="float">
            <text:p>1,59126861978833</text:p>
          </table:table-cell>
          <table:table-cell table:formula="of:=IF([.G22]&gt;0; -1*[.H22]/[.J22]+[.B22]; [.C22]-([.I22]/[.K22]))" office:value-type="float" office:value="1.59126862668207" calcext:value-type="float">
            <text:p>1,59126862668207</text:p>
          </table:table-cell>
          <table:table-cell/>
          <table:table-cell table:formula="of:=[.J22]*[.L22]" office:value-type="float" office:value="-5.78778148209317" calcext:value-type="float">
            <text:p>-5,78778148209317</text:p>
          </table:table-cell>
          <table:table-cell table:formula="of:=(2*COS(5*[.B22])/3)-([.B22]/6)+(1/3)" office:value-type="float" office:value="0.00174395015303441" calcext:value-type="float">
            <text:p>0,001743950153034</text:p>
          </table:table-cell>
          <table:table-cell table:formula="of:=(2*COS(5*[.C22])/3)-([.C22]/6)+(1/3)" office:value-type="float" office:value="0.000227962093081402" calcext:value-type="float">
            <text:p>0,000227962093081</text:p>
          </table:table-cell>
          <table:table-cell table:formula="of:=(-10*SIN(5*[.B22])/3)-(1/6)" office:value-type="float" office:value="-3.48339444880697" calcext:value-type="float">
            <text:p>-3,48339444880697</text:p>
          </table:table-cell>
          <table:table-cell table:formula="of:=(-10*SIN(5*[.C22])/3)-(1/6)" office:value-type="float" office:value="-3.48266341260887" calcext:value-type="float">
            <text:p>-3,48266341260887</text:p>
          </table:table-cell>
          <table:table-cell table:formula="of:=(-50*COS(5*[.B22])/3)" office:value-type="float" office:value="1.66153491002876" calcext:value-type="float">
            <text:p>1,66153491002876</text:p>
          </table:table-cell>
          <table:table-cell table:formula="of:=([.B22]+[.C22])/2" office:value-type="float" office:value="1.59098554555261" calcext:value-type="float">
            <text:p>1,59098554555261</text:p>
          </table:table-cell>
          <table:table-cell table:formula="of:=(2*COS(5*[.M22])/3)-([.M22]/6)+(1/3)" office:value-type="float" office:value="0.000985916350137839" calcext:value-type="float">
            <text:p>0,000985916350138</text:p>
          </table:table-cell>
          <table:table-cell table:number-columns-repeated="1010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IF([.G22]&gt;0; [.E22]; [.D22])" office:value-type="float" office:value="1.59126861978833" calcext:value-type="float">
            <text:p>1,59126861978833</text:p>
          </table:table-cell>
          <table:table-cell table:formula="of:=IF([.G22]&gt;0; [.D22]; [.E22])" office:value-type="float" office:value="1.59126862668207" calcext:value-type="float">
            <text:p>1,59126862668207</text:p>
          </table:table-cell>
          <table:table-cell table:formula="of:=[.B23]-[.H23]*(([.C23]-[.B23])/([.I23]-[.H23]))" office:value-type="float" office:value="1.59126862772746" calcext:value-type="float">
            <text:p>1,59126862772746</text:p>
          </table:table-cell>
          <table:table-cell table:formula="of:=IF([.G23]&gt;0; -1*[.H23]/[.J23]+[.B23]; [.C23]-([.I23]/[.K23]))" office:value-type="float" office:value="1.59126862772746" calcext:value-type="float">
            <text:p>1,59126862772746</text:p>
          </table:table-cell>
          <table:table-cell/>
          <table:table-cell table:formula="of:=[.J23]*[.L23]" office:value-type="float" office:value="-5.93094899892456" calcext:value-type="float">
            <text:p>-5,93094899892456</text:p>
          </table:table-cell>
          <table:table-cell table:formula="of:=(2*COS(5*[.B23])/3)-([.B23]/6)+(1/3)" office:value-type="float" office:value="0.0000000276484443118008" calcext:value-type="float">
            <text:p>2,76484443118008E-08</text:p>
          </table:table-cell>
          <table:table-cell table:formula="of:=(2*COS(5*[.C23])/3)-([.C23]/6)+(1/3)" office:value-type="float" office:value="0.00000000364062130442377" calcext:value-type="float">
            <text:p>3,64062130442377E-09</text:p>
          </table:table-cell>
          <table:table-cell table:formula="of:=(-10*SIN(5*[.B23])/3)-(1/6)" office:value-type="float" office:value="-3.48255212684583" calcext:value-type="float">
            <text:p>-3,48255212684583</text:p>
          </table:table-cell>
          <table:table-cell table:formula="of:=(-10*SIN(5*[.C23])/3)-(1/6)" office:value-type="float" office:value="-3.48255211510545" calcext:value-type="float">
            <text:p>-3,48255211510545</text:p>
          </table:table-cell>
          <table:table-cell table:formula="of:=(-50*COS(5*[.B23])/3)" office:value-type="float" office:value="1.70304672633752" calcext:value-type="float">
            <text:p>1,70304672633752</text:p>
          </table:table-cell>
          <table:table-cell table:formula="of:=([.B23]+[.C23])/2" office:value-type="float" office:value="1.5912686232352" calcext:value-type="float">
            <text:p>1,5912686232352</text:p>
          </table:table-cell>
          <table:table-cell table:formula="of:=(2*COS(5*[.M23])/3)-([.M23]/6)+(1/3)" office:value-type="float" office:value="0.000000015644532502801" calcext:value-type="float">
            <text:p>1,5644532502801E-08</text:p>
          </table:table-cell>
          <table:table-cell table:number-columns-repeated="1010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table:formula="of:=IF([.G23]&gt;0; [.E23]; [.D23])" office:value-type="float" office:value="1.59126862772746" calcext:value-type="float">
            <text:p>1,59126862772746</text:p>
          </table:table-cell>
          <table:table-cell table:formula="of:=IF([.G23]&gt;0; [.D23]; [.E23])" office:value-type="float" office:value="1.59126862772746" calcext:value-type="float">
            <text:p>1,59126862772746</text:p>
          </table:table-cell>
          <table:table-cell table:formula="of:=[.B24]-[.H24]*(([.C24]-[.B24])/([.I24]-[.H24]))" office:value-type="string" office:string-value="" calcext:value-type="error">
            <text:p>#ДЕЛ/0!</text:p>
          </table:table-cell>
          <table:table-cell table:formula="of:=IF([.G24]&gt;0; -1*[.H24]/[.J24]+[.B24]; [.C24]-([.I24]/[.K24]))" office:value-type="float" office:value="1.59126862772746" calcext:value-type="float">
            <text:p>1,59126862772746</text:p>
          </table:table-cell>
          <table:table-cell/>
          <table:table-cell table:formula="of:=[.J24]*[.L24]" office:value-type="float" office:value="-5.93095126787499" calcext:value-type="float">
            <text:p>-5,93095126787499</text:p>
          </table:table-cell>
          <table:table-cell table:formula="of:=(2*COS(5*[.B24])/3)-([.B24]/6)+(1/3)" office:value-type="float" office:value="0" calcext:value-type="float">
            <text:p>0</text:p>
          </table:table-cell>
          <table:table-cell table:formula="of:=(2*COS(5*[.C24])/3)-([.C24]/6)+(1/3)" office:value-type="float" office:value="0" calcext:value-type="float">
            <text:p>0</text:p>
          </table:table-cell>
          <table:table-cell table:formula="of:=(-10*SIN(5*[.B24])/3)-(1/6)" office:value-type="float" office:value="-3.48255211332511" calcext:value-type="float">
            <text:p>-3,48255211332511</text:p>
          </table:table-cell>
          <table:table-cell table:formula="of:=(-10*SIN(5*[.C24])/3)-(1/6)" office:value-type="float" office:value="-3.48255211332511" calcext:value-type="float">
            <text:p>-3,48255211332511</text:p>
          </table:table-cell>
          <table:table-cell table:formula="of:=(-50*COS(5*[.B24])/3)" office:value-type="float" office:value="1.70304738446891" calcext:value-type="float">
            <text:p>1,70304738446891</text:p>
          </table:table-cell>
          <table:table-cell table:formula="of:=([.B24]+[.C24])/2" office:value-type="float" office:value="1.59126862772746" calcext:value-type="float">
            <text:p>1,59126862772746</text:p>
          </table:table-cell>
          <table:table-cell table:formula="of:=(2*COS(5*[.M24])/3)-([.M24]/6)+(1/3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^k</text:p>
          </table:table-cell>
          <table:table-cell office:value-type="string" calcext:value-type="string">
            <text:p>f(x^k)</text:p>
          </table:table-cell>
          <table:table-cell office:value-type="string" calcext:value-type="string">
            <text:p>canon(x^k)</text:p>
          </table:table-cell>
          <table:table-cell office:value-type="string" calcext:value-type="string">
            <text:p>|x^k-x^(k+1)|</text:p>
          </table:table-cell>
          <table:table-cell office:value-type="string" calcext:value-type="string">
            <text:p>ответ</text:p>
          </table:table-cell>
          <table:table-cell office:value-type="string" calcext:value-type="string">
            <text:p>f(x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(2*COS(5*[.B29])/3)-([.B29]/6)+(1/3)" office:value-type="float" office:value="-0.030333355872409" calcext:value-type="float">
            <text:p>-0,030333355872409</text:p>
          </table:table-cell>
          <table:table-cell table:formula="of:=[.B29]-[.C29]*(-1/2.36)" office:value-type="float" office:value="1.58714688310491" calcext:value-type="float">
            <text:p>1,58714688310491</text:p>
          </table:table-cell>
          <table:table-cell table:formula="of:=ABS([.B29]-[.B30])" office:value-type="float" office:value="0.0128531168950885" calcext:value-type="float">
            <text:p>0,012853116895089</text:p>
          </table:table-cell>
          <table:table-cell table:formula="of:=[.B29]" office:value-type="float" office:value="1.6" calcext:value-type="float">
            <text:p>1,6</text:p>
          </table:table-cell>
          <table:table-cell table:formula="of:=(2*COS(5*[.F29])/3)-([.F29]/6)+(1/3)" office:value-type="float" office:value="-0.030333355872409" calcext:value-type="float">
            <text:p>-0,030333355872409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" calcext:value-type="float">
            <text:p>2</text:p>
          </table:table-cell>
          <table:table-cell table:formula="of:=[.D29]" office:value-type="float" office:value="1.58714688310491" calcext:value-type="float">
            <text:p>1,58714688310491</text:p>
          </table:table-cell>
          <table:table-cell table:formula="of:=(2*COS(5*[.B30])/3)-([.B30]/6)+(1/3)" office:value-type="float" office:value="0.0143676888453255" calcext:value-type="float">
            <text:p>0,014367688845326</text:p>
          </table:table-cell>
          <table:table-cell table:formula="of:=[.B30]-[.C30]*(-1/2.36)" office:value-type="float" office:value="1.59323488685293" calcext:value-type="float">
            <text:p>1,59323488685293</text:p>
          </table:table-cell>
          <table:table-cell table:formula="of:=ABS([.B30]-[.B31])" office:value-type="float" office:value="0.00608800374801932" calcext:value-type="float">
            <text:p>0,006088003748019</text:p>
          </table:table-cell>
          <table:table-cell table:formula="of:=[.B30]" office:value-type="float" office:value="1.58714688310491" calcext:value-type="float">
            <text:p>1,58714688310491</text:p>
          </table:table-cell>
          <table:table-cell table:formula="of:=(2*COS(5*[.F30])/3)-([.F30]/6)+(1/3)" office:value-type="float" office:value="0.0143676888453255" calcext:value-type="float">
            <text:p>0,014367688845326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3" calcext:value-type="float">
            <text:p>3</text:p>
          </table:table-cell>
          <table:table-cell table:formula="of:=[.D30]" office:value-type="float" office:value="1.59323488685293" calcext:value-type="float">
            <text:p>1,59323488685293</text:p>
          </table:table-cell>
          <table:table-cell table:formula="of:=(2*COS(5*[.B31])/3)-([.B31]/6)+(1/3)" office:value-type="float" office:value="-0.00684420273089126" calcext:value-type="float">
            <text:p>-0,006844202730891</text:p>
          </table:table-cell>
          <table:table-cell table:formula="of:=[.B31]-[.C31]*(-1/2.36)" office:value-type="float" office:value="1.59033480095001" calcext:value-type="float">
            <text:p>1,59033480095001</text:p>
          </table:table-cell>
          <table:table-cell table:formula="of:=ABS([.B31]-[.B32])" office:value-type="float" office:value="0.00290008590292001" calcext:value-type="float">
            <text:p>0,00290008590292</text:p>
          </table:table-cell>
          <table:table-cell table:formula="of:=[.B31]" office:value-type="float" office:value="1.59323488685293" calcext:value-type="float">
            <text:p>1,59323488685293</text:p>
          </table:table-cell>
          <table:table-cell table:formula="of:=(2*COS(5*[.F31])/3)-([.F31]/6)+(1/3)" office:value-type="float" office:value="-0.00684420273089126" calcext:value-type="float">
            <text:p>-0,006844202730891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4" calcext:value-type="float">
            <text:p>4</text:p>
          </table:table-cell>
          <table:table-cell table:formula="of:=[.D31]" office:value-type="float" office:value="1.59033480095001" calcext:value-type="float">
            <text:p>1,59033480095001</text:p>
          </table:table-cell>
          <table:table-cell table:formula="of:=(2*COS(5*[.B32])/3)-([.B32]/6)+(1/3)" office:value-type="float" office:value="0.00325283172134594" calcext:value-type="float">
            <text:p>0,003252831721346</text:p>
          </table:table-cell>
          <table:table-cell table:formula="of:=[.B32]-[.C32]*(-1/2.36)" office:value-type="float" office:value="1.59171311947601" calcext:value-type="float">
            <text:p>1,59171311947601</text:p>
          </table:table-cell>
          <table:table-cell table:formula="of:=ABS([.B32]-[.B33])" office:value-type="float" office:value="0.00137831852599413" calcext:value-type="float">
            <text:p>0,001378318525994</text:p>
          </table:table-cell>
          <table:table-cell table:formula="of:=[.B32]" office:value-type="float" office:value="1.59033480095001" calcext:value-type="float">
            <text:p>1,59033480095001</text:p>
          </table:table-cell>
          <table:table-cell table:formula="of:=(2*COS(5*[.F32])/3)-([.F32]/6)+(1/3)" office:value-type="float" office:value="0.00325283172134594" calcext:value-type="float">
            <text:p>0,003252831721346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5" calcext:value-type="float">
            <text:p>5</text:p>
          </table:table-cell>
          <table:table-cell table:formula="of:=[.D32]" office:value-type="float" office:value="1.59171311947601" calcext:value-type="float">
            <text:p>1,59171311947601</text:p>
          </table:table-cell>
          <table:table-cell table:formula="of:=(2*COS(5*[.B33])/3)-([.B33]/6)+(1/3)" office:value-type="float" office:value="-0.0015477962269661" calcext:value-type="float">
            <text:p>-0,001547796226966</text:p>
          </table:table-cell>
          <table:table-cell table:formula="of:=[.B33]-[.C33]*(-1/2.36)" office:value-type="float" office:value="1.59105727361712" calcext:value-type="float">
            <text:p>1,59105727361712</text:p>
          </table:table-cell>
          <table:table-cell table:formula="of:=ABS([.B33]-[.B34])" office:value-type="float" office:value="0.000655845858883897" calcext:value-type="float">
            <text:p>0,000655845858884</text:p>
          </table:table-cell>
          <table:table-cell table:formula="of:=[.B33]" office:value-type="float" office:value="1.59171311947601" calcext:value-type="float">
            <text:p>1,59171311947601</text:p>
          </table:table-cell>
          <table:table-cell table:formula="of:=(2*COS(5*[.F33])/3)-([.F33]/6)+(1/3)" office:value-type="float" office:value="-0.0015477962269661" calcext:value-type="float">
            <text:p>-0,001547796226966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6" calcext:value-type="float">
            <text:p>6</text:p>
          </table:table-cell>
          <table:table-cell table:formula="of:=[.D33]" office:value-type="float" office:value="1.59105727361712" calcext:value-type="float">
            <text:p>1,59105727361712</text:p>
          </table:table-cell>
          <table:table-cell table:formula="of:=(2*COS(5*[.B34])/3)-([.B34]/6)+(1/3)" office:value-type="float" office:value="0.000736089611219626" calcext:value-type="float">
            <text:p>0,00073608961122</text:p>
          </table:table-cell>
          <table:table-cell table:formula="of:=[.B34]-[.C34]*(-1/2.36)" office:value-type="float" office:value="1.59136917599476" calcext:value-type="float">
            <text:p>1,59136917599476</text:p>
          </table:table-cell>
          <table:table-cell table:formula="of:=ABS([.B34]-[.B35])" office:value-type="float" office:value="0.000311902377635453" calcext:value-type="float">
            <text:p>0,000311902377635</text:p>
          </table:table-cell>
          <table:table-cell table:formula="of:=[.B34]" office:value-type="float" office:value="1.59105727361712" calcext:value-type="float">
            <text:p>1,59105727361712</text:p>
          </table:table-cell>
          <table:table-cell table:formula="of:=(2*COS(5*[.F34])/3)-([.F34]/6)+(1/3)" office:value-type="float" office:value="0.000736089611219626" calcext:value-type="float">
            <text:p>0,00073608961122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7" calcext:value-type="float">
            <text:p>7</text:p>
          </table:table-cell>
          <table:table-cell table:formula="of:=[.D34]" office:value-type="float" office:value="1.59136917599476" calcext:value-type="float">
            <text:p>1,59136917599476</text:p>
          </table:table-cell>
          <table:table-cell table:formula="of:=(2*COS(5*[.B35])/3)-([.B35]/6)+(1/3)" office:value-type="float" office:value="-0.000350155957849818" calcext:value-type="float">
            <text:p>-0,00035015595785</text:p>
          </table:table-cell>
          <table:table-cell table:formula="of:=[.B35]-[.C35]*(-1/2.36)" office:value-type="float" office:value="1.59122080482618" calcext:value-type="float">
            <text:p>1,59122080482618</text:p>
          </table:table-cell>
          <table:table-cell table:formula="of:=ABS([.B35]-[.B36])" office:value-type="float" office:value="0.000148371168580352" calcext:value-type="float">
            <text:p>0,00014837116858</text:p>
          </table:table-cell>
          <table:table-cell table:formula="of:=[.B35]" office:value-type="float" office:value="1.59136917599476" calcext:value-type="float">
            <text:p>1,59136917599476</text:p>
          </table:table-cell>
          <table:table-cell table:formula="of:=(2*COS(5*[.F35])/3)-([.F35]/6)+(1/3)" office:value-type="float" office:value="-0.000350155957849818" calcext:value-type="float">
            <text:p>-0,00035015595785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8" calcext:value-type="float">
            <text:p>8</text:p>
          </table:table-cell>
          <table:table-cell table:formula="of:=[.D35]" office:value-type="float" office:value="1.59122080482618" calcext:value-type="float">
            <text:p>1,59122080482618</text:p>
          </table:table-cell>
          <table:table-cell table:formula="of:=(2*COS(5*[.B36])/3)-([.B36]/6)+(1/3)" office:value-type="float" office:value="0.000166547691885455" calcext:value-type="float">
            <text:p>0,000166547691885</text:p>
          </table:table-cell>
          <table:table-cell table:formula="of:=[.B36]-[.C36]*(-1/2.36)" office:value-type="float" office:value="1.59129137588206" calcext:value-type="float">
            <text:p>1,59129137588206</text:p>
          </table:table-cell>
          <table:table-cell table:formula="of:=ABS([.B36]-[.B37])" office:value-type="float" office:value="0.0000705710558837058" calcext:value-type="float">
            <text:p>7,05710558837058E-05</text:p>
          </table:table-cell>
          <table:table-cell table:formula="of:=[.B36]" office:value-type="float" office:value="1.59122080482618" calcext:value-type="float">
            <text:p>1,59122080482618</text:p>
          </table:table-cell>
          <table:table-cell table:formula="of:=(2*COS(5*[.F36])/3)-([.F36]/6)+(1/3)" office:value-type="float" office:value="0.000166547691885455" calcext:value-type="float">
            <text:p>0,000166547691885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9" calcext:value-type="float">
            <text:p>9</text:p>
          </table:table-cell>
          <table:table-cell table:formula="of:=[.D36]" office:value-type="float" office:value="1.59129137588206" calcext:value-type="float">
            <text:p>1,59129137588206</text:p>
          </table:table-cell>
          <table:table-cell table:formula="of:=(2*COS(5*[.B37])/3)-([.B37]/6)+(1/3)" office:value-type="float" office:value="-0.0000792211930629172" calcext:value-type="float">
            <text:p>-7,92211930629172E-05</text:p>
          </table:table-cell>
          <table:table-cell table:formula="of:=[.B37]-[.C37]*(-1/2.36)" office:value-type="float" office:value="1.59125780757991" calcext:value-type="float">
            <text:p>1,59125780757991</text:p>
          </table:table-cell>
          <table:table-cell table:formula="of:=ABS([.B37]-[.B38])" office:value-type="float" office:value="0.0000335683021452926" calcext:value-type="float">
            <text:p>3,35683021452926E-05</text:p>
          </table:table-cell>
          <table:table-cell table:formula="of:=[.B37]" office:value-type="float" office:value="1.59129137588206" calcext:value-type="float">
            <text:p>1,59129137588206</text:p>
          </table:table-cell>
          <table:table-cell table:formula="of:=(2*COS(5*[.F37])/3)-([.F37]/6)+(1/3)" office:value-type="float" office:value="-0.0000792211930629172" calcext:value-type="float">
            <text:p>-7,92211930629172E-05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10" calcext:value-type="float">
            <text:p>10</text:p>
          </table:table-cell>
          <table:table-cell table:formula="of:=[.D37]" office:value-type="float" office:value="1.59125780757991" calcext:value-type="float">
            <text:p>1,59125780757991</text:p>
          </table:table-cell>
          <table:table-cell table:formula="of:=(2*COS(5*[.B38])/3)-([.B38]/6)+(1/3)" office:value-type="float" office:value="0.0000376818273810087" calcext:value-type="float">
            <text:p>3,76818273810087E-05</text:p>
          </table:table-cell>
          <table:table-cell table:formula="of:=[.B38]-[.C38]*(-1/2.36)" office:value-type="float" office:value="1.59127377445592" calcext:value-type="float">
            <text:p>1,59127377445592</text:p>
          </table:table-cell>
          <table:table-cell table:formula="of:=ABS([.B38]-[.B39])" office:value-type="float" office:value="1.59125780757991" calcext:value-type="float">
            <text:p>1,59125780757991</text:p>
          </table:table-cell>
          <table:table-cell table:formula="of:=[.B38]" office:value-type="float" office:value="1.59125780757991" calcext:value-type="float">
            <text:p>1,59125780757991</text:p>
          </table:table-cell>
          <table:table-cell table:formula="of:=(2*COS(5*[.F38])/3)-([.F38]/6)+(1/3)" office:value-type="float" office:value="0.0000376818273810087" calcext:value-type="float">
            <text:p>3,76818273810087E-05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7:44:45.1549281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6:45:46.587272915</meta:creation-date>
    <dc:date>2020-03-16T20:00:58.993203196</dc:date>
    <meta:editing-duration>PT24M58S</meta:editing-duration>
    <meta:editing-cycles>6</meta:editing-cycles>
    <meta:generator>LibreOffice/6.0.7.3$Linux_X86_64 LibreOffice_project/00m0$Build-3</meta:generator>
    <meta:document-statistic meta:table-count="1" meta:cell-count="300" meta:object-count="0"/>
  </office:meta>
</office:document-meta>
</file>